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61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88.04mm"/>
    </style:style>
    <style:style style:name="co6" style:family="table-column">
      <style:table-column-properties fo:break-before="auto" style:column-width="53.46mm"/>
    </style:style>
    <style:style style:name="co7" style:family="table-column">
      <style:table-column-properties fo:break-before="auto" style:column-width="89.68mm"/>
    </style:style>
    <style:style style:name="co8" style:family="table-column">
      <style:table-column-properties fo:break-before="auto" style:column-width="62.18mm"/>
    </style:style>
    <style:style style:name="co9" style:family="table-column">
      <style:table-column-properties fo:break-before="auto" style:column-width="61.08mm"/>
    </style:style>
    <style:style style:name="co10" style:family="table-column">
      <style:table-column-properties fo:break-before="auto" style:column-width="64.89mm"/>
    </style:style>
    <style:style style:name="co11" style:family="table-column">
      <style:table-column-properties fo:break-before="auto" style:column-width="55.09mm"/>
    </style:style>
    <style:style style:name="co12" style:family="table-column">
      <style:table-column-properties fo:break-before="auto" style:column-width="58.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39.85mm"/>
    </style:style>
    <style:style style:name="co16" style:family="table-column">
      <style:table-column-properties fo:break-before="auto" style:column-width="106.2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c_times_externally_calc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3" table:number-columns-repeated="100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551.02" calcext:value-type="float">
            <text:p>5551,02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/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544.43" calcext:value-type="float">
            <text:p>1544,43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/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1035.48" calcext:value-type="float">
            <text:p>1035,48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/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3090.03" calcext:value-type="float">
            <text:p>3090,03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/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1313.69" calcext:value-type="float">
            <text:p>1313,69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/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1162.83" calcext:value-type="float">
            <text:p>1162,83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/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1182.02" calcext:value-type="float">
            <text:p>1182,02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/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table:number-columns-repeated="1011"/>
        </table:table-row>
        <table:table-row table:style-name="ro3" table:number-rows-repeated="2">
          <table:table-cell/>
          <table:table-cell table:style-name="ce2" table:number-columns-repeated="6"/>
          <table:table-cell table:style-name="ce6"/>
          <table:table-cell table:style-name="ce2" table:number-columns-repeated="5"/>
          <table:table-cell table:number-columns-repeated="101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([.F3]+[.D3])/[.B3]" office:value-type="float" office:value="1210.84462093863" calcext:value-type="float">
            <text:p>1210,8446209386</text:p>
          </table:table-cell>
          <table:table-cell table:formula="of:=([.G3]+[.D3])/[.B3]" office:value-type="float" office:value="1033.51610108303" calcext:value-type="float">
            <text:p>1033,516101083</text:p>
          </table:table-cell>
          <table:table-cell table:formula="of:=([.H3]+[.D3])/[.B3]" office:value-type="float" office:value="828.729097472924" calcext:value-type="float">
            <text:p>828,7290974729</text:p>
          </table:table-cell>
          <table:table-cell table:formula="of:=([.I3]+[.D3])/[.B3]" office:value-type="float" office:value="353.04678700361" calcext:value-type="float">
            <text:p>353,0467870036</text:p>
          </table:table-cell>
          <table:table-cell table:formula="of:=([.J3]+[.D3])/[.B3]" office:value-type="float" office:value="354.671335740072" calcext:value-type="float">
            <text:p>354,6713357401</text:p>
          </table:table-cell>
          <table:table-cell table:formula="of:=([.F3]+[.D3])/[.B3]" office:value-type="float" office:value="1210.84462093863" calcext:value-type="float">
            <text:p>1210,8446209386</text:p>
          </table:table-cell>
          <table:table-cell table:formula="of:=([.L3]+[.D3])/[.B3]" office:value-type="float" office:value="148.620794223827" calcext:value-type="float">
            <text:p>148,6207942238</text:p>
          </table:table-cell>
          <table:table-cell table:formula="of:=([.M3]+[.D3])/[.B3]" office:value-type="float" office:value="217.848231046931" calcext:value-type="float">
            <text:p>217,8482310469</text:p>
          </table:table-cell>
          <table:table-cell table:formula="of:=([.N3]+[.D3])/[.B3]" office:value-type="float" office:value="1067.40707581227" calcext:value-type="float">
            <text:p>1067,4070758123</text:p>
          </table:table-cell>
          <table:table-cell table:formula="of:=([.O3]+[.D3])/[.B3]" office:value-type="float" office:value="1067.39407942238" calcext:value-type="float">
            <text:p>1067,3940794224</text:p>
          </table:table-cell>
          <table:table-cell table:formula="of:=([.P3]+[.D3])/[.B3]" office:value-type="float" office:value="1067.38974729242" calcext:value-type="float">
            <text:p>1067,3897472924</text:p>
          </table:table-cell>
          <table:table-cell table:formula="of:=([.Q3]+[.D3])/[.B3]" office:value-type="float" office:value="1067.38036101083" calcext:value-type="float">
            <text:p>1067,3803610108</text:p>
          </table:table-cell>
          <table:table-cell table:formula="of:=([.R3]+[.D3])/[.B3]" office:value-type="float" office:value="1067.37819494585" calcext:value-type="float">
            <text:p>1067,3781949459</text:p>
          </table:table-cell>
          <table:table-cell table:formula="of:=([.S3]+[.D3])/[.B3]" office:value-type="float" office:value="1022.8597833935" calcext:value-type="float">
            <text:p>1022,859783393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([.F4]+[.D4])/[.B4]" office:value-type="float" office:value="368.950252707581" calcext:value-type="float">
            <text:p>368,9502527076</text:p>
          </table:table-cell>
          <table:table-cell table:formula="of:=([.G4]+[.D4])/[.B4]" office:value-type="float" office:value="88.3365342960289" calcext:value-type="float">
            <text:p>88,336534296</text:p>
          </table:table-cell>
          <table:table-cell table:formula="of:=([.H4]+[.D4])/[.B4]" office:value-type="float" office:value="7.88382671480144" calcext:value-type="float">
            <text:p>7,8838267148</text:p>
          </table:table-cell>
          <table:table-cell table:formula="of:=([.I4]+[.D4])/[.B4]" office:value-type="float" office:value="7.88093862815885" calcext:value-type="float">
            <text:p>7,8809386282</text:p>
          </table:table-cell>
          <table:table-cell table:formula="of:=([.J4]+[.D4])/[.B4]" office:value-type="float" office:value="7.86794223826715" calcext:value-type="float">
            <text:p>7,8679422383</text:p>
          </table:table-cell>
          <table:table-cell table:formula="of:=([.F4]+[.D4])/[.B4]" office:value-type="float" office:value="368.950252707581" calcext:value-type="float">
            <text:p>368,9502527076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239.61523465704" calcext:value-type="float">
            <text:p>239,615234657</text:p>
          </table:table-cell>
          <table:table-cell table:formula="of:=([.O4]+[.D4])/[.B4]" office:value-type="float" office:value="239.602238267148" calcext:value-type="float">
            <text:p>239,6022382671</text:p>
          </table:table-cell>
          <table:table-cell table:formula="of:=([.P4]+[.D4])/[.B4]" office:value-type="float" office:value="239.595740072202" calcext:value-type="float">
            <text:p>239,5957400722</text:p>
          </table:table-cell>
          <table:table-cell table:formula="of:=([.Q4]+[.D4])/[.B4]" office:value-type="float" office:value="151.578411552347" calcext:value-type="float">
            <text:p>151,5784115523</text:p>
          </table:table-cell>
          <table:table-cell table:formula="of:=([.R4]+[.D4])/[.B4]" office:value-type="float" office:value="163.324981949458" calcext:value-type="float">
            <text:p>163,3249819495</text:p>
          </table:table-cell>
          <table:table-cell table:formula="of:=([.S4]+[.D4])/[.B4]" office:value-type="float" office:value="210.940144404332" calcext:value-type="float">
            <text:p>210,940144404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57.1112635379061" calcext:value-type="float">
            <text:p>57,1112635379</text:p>
          </table:table-cell>
          <table:table-cell table:formula="of:=([.F5]+[.D5])/[.B5]" office:value-type="float" office:value="323.818411552347" calcext:value-type="float">
            <text:p>323,8184115523</text:p>
          </table:table-cell>
          <table:table-cell table:formula="of:=([.G5]+[.D5])/[.B5]" office:value-type="float" office:value="7.84945848375451" calcext:value-type="float">
            <text:p>7,8494584838</text:p>
          </table:table-cell>
          <table:table-cell table:formula="of:=([.H5]+[.D5])/[.B5]" office:value-type="float" office:value="7.83285198555957" calcext:value-type="float">
            <text:p>7,8328519856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068592057762" calcext:value-type="float">
            <text:p>7,8306859206</text:p>
          </table:table-cell>
          <table:table-cell table:formula="of:=([.F5]+[.D5])/[.B5]" office:value-type="float" office:value="323.818411552347" calcext:value-type="float">
            <text:p>323,8184115523</text:p>
          </table:table-cell>
          <table:table-cell table:formula="of:=([.L5]+[.D5])/[.B5]" office:value-type="float" office:value="7.83357400722022" calcext:value-type="float">
            <text:p>7,8335740072</text:p>
          </table:table-cell>
          <table:table-cell table:formula="of:=([.M5]+[.D5])/[.B5]" office:value-type="float" office:value="7.83068592057762" calcext:value-type="float">
            <text:p>7,8306859206</text:p>
          </table:table-cell>
          <table:table-cell table:formula="of:=([.N5]+[.D5])/[.B5]" office:value-type="float" office:value="191.495667870036" calcext:value-type="float">
            <text:p>191,49566787</text:p>
          </table:table-cell>
          <table:table-cell table:formula="of:=([.O5]+[.D5])/[.B5]" office:value-type="float" office:value="191.482671480144" calcext:value-type="float">
            <text:p>191,4826714801</text:p>
          </table:table-cell>
          <table:table-cell table:formula="of:=([.P5]+[.D5])/[.B5]" office:value-type="float" office:value="169.217689530686" calcext:value-type="float">
            <text:p>169,2176895307</text:p>
          </table:table-cell>
          <table:table-cell table:formula="of:=([.Q5]+[.D5])/[.B5]" office:value-type="float" office:value="191.4559566787" calcext:value-type="float">
            <text:p>191,4559566787</text:p>
          </table:table-cell>
          <table:table-cell table:formula="of:=([.R5]+[.D5])/[.B5]" office:value-type="float" office:value="79.0848375451264" calcext:value-type="float">
            <text:p>79,0848375451</text:p>
          </table:table-cell>
          <table:table-cell table:formula="of:=([.S5]+[.D5])/[.B5]" office:value-type="float" office:value="72.4148014440433" calcext:value-type="float">
            <text:p>72,41480144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37.0253429602888" calcext:value-type="float">
            <text:p>37,0253429603</text:p>
          </table:table-cell>
          <table:table-cell table:formula="of:=([.F6]+[.D6])/[.B6]" office:value-type="float" office:value="269.150397111913" calcext:value-type="float">
            <text:p>269,1503971119</text:p>
          </table:table-cell>
          <table:table-cell table:formula="of:=([.G6]+[.D6])/[.B6]" office:value-type="float" office:value="7.74101083032491" calcext:value-type="float">
            <text:p>7,7410108303</text:p>
          </table:table-cell>
          <table:table-cell table:formula="of:=([.H6]+[.D6])/[.B6]" office:value-type="float" office:value="7.73812274368231" calcext:value-type="float">
            <text:p>7,7381227437</text:p>
          </table:table-cell>
          <table:table-cell table:formula="of:=([.I6]+[.D6])/[.B6]" office:value-type="float" office:value="7.74101083032491" calcext:value-type="float">
            <text:p>7,7410108303</text:p>
          </table:table-cell>
          <table:table-cell table:formula="of:=([.J6]+[.D6])/[.B6]" office:value-type="float" office:value="7.73812274368231" calcext:value-type="float">
            <text:p>7,7381227437</text:p>
          </table:table-cell>
          <table:table-cell table:formula="of:=([.F6]+[.D6])/[.B6]" office:value-type="float" office:value="269.150397111913" calcext:value-type="float">
            <text:p>269,1503971119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137.595884476534" calcext:value-type="float">
            <text:p>137,5958844765</text:p>
          </table:table-cell>
          <table:table-cell table:formula="of:=([.O6]+[.D6])/[.B6]" office:value-type="float" office:value="98.2940794223827" calcext:value-type="float">
            <text:p>98,2940794224</text:p>
          </table:table-cell>
          <table:table-cell table:formula="of:=([.P6]+[.D6])/[.B6]" office:value-type="float" office:value="98.2890252707581" calcext:value-type="float">
            <text:p>98,2890252708</text:p>
          </table:table-cell>
          <table:table-cell table:formula="of:=([.Q6]+[.D6])/[.B6]" office:value-type="float" office:value="7.7727797833935" calcext:value-type="float">
            <text:p>7,7727797834</text:p>
          </table:table-cell>
          <table:table-cell table:formula="of:=([.R6]+[.D6])/[.B6]" office:value-type="float" office:value="7.7626714801444" calcext:value-type="float">
            <text:p>7,7626714801</text:p>
          </table:table-cell>
          <table:table-cell table:formula="of:=([.S6]+[.D6])/[.B6]" office:value-type="float" office:value="7.7771119133574" calcext:value-type="float">
            <text:p>7,777111913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36.796678700361" calcext:value-type="float">
            <text:p>36,7966787004</text:p>
          </table:table-cell>
          <table:table-cell table:formula="of:=([.F7]+[.D7])/[.B7]" office:value-type="float" office:value="275.258267148014" calcext:value-type="float">
            <text:p>275,258267148</text:p>
          </table:table-cell>
          <table:table-cell table:formula="of:=([.G7]+[.D7])/[.B7]" office:value-type="float" office:value="8.0315523465704" calcext:value-type="float">
            <text:p>8,0315523466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F7]+[.D7])/[.B7]" office:value-type="float" office:value="275.258267148014" calcext:value-type="float">
            <text:p>275,258267148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144.183898916968" calcext:value-type="float">
            <text:p>144,183898917</text:p>
          </table:table-cell>
          <table:table-cell table:formula="of:=([.O7]+[.D7])/[.B7]" office:value-type="float" office:value="104.881371841155" calcext:value-type="float">
            <text:p>104,8813718412</text:p>
          </table:table-cell>
          <table:table-cell table:formula="of:=([.P7]+[.D7])/[.B7]" office:value-type="float" office:value="104.874151624549" calcext:value-type="float">
            <text:p>104,8741516245</text:p>
          </table:table-cell>
          <table:table-cell table:formula="of:=([.Q7]+[.D7])/[.B7]" office:value-type="float" office:value="8.06620938628159" calcext:value-type="float">
            <text:p>8,0662093863</text:p>
          </table:table-cell>
          <table:table-cell table:formula="of:=([.R7]+[.D7])/[.B7]" office:value-type="float" office:value="8.04527075812274" calcext:value-type="float">
            <text:p>8,0452707581</text:p>
          </table:table-cell>
          <table:table-cell table:formula="of:=([.S7]+[.D7])/[.B7]" office:value-type="float" office:value="8.034440433213" calcext:value-type="float">
            <text:p>8,034440433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36.0575451263538" calcext:value-type="float">
            <text:p>36,0575451264</text:p>
          </table:table-cell>
          <table:table-cell table:formula="of:=([.F8]+[.D8])/[.B8]" office:value-type="float" office:value="274.936462093863" calcext:value-type="float">
            <text:p>274,9364620939</text:p>
          </table:table-cell>
          <table:table-cell table:formula="of:=([.G8]+[.D8])/[.B8]" office:value-type="float" office:value="7.70685920577617" calcext:value-type="float">
            <text:p>7,7068592058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F8]+[.D8])/[.B8]" office:value-type="float" office:value="274.936462093863" calcext:value-type="float">
            <text:p>274,9364620939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143.861371841155" calcext:value-type="float">
            <text:p>143,8613718412</text:p>
          </table:table-cell>
          <table:table-cell table:formula="of:=([.O8]+[.D8])/[.B8]" office:value-type="float" office:value="104.559566787004" calcext:value-type="float">
            <text:p>104,559566787</text:p>
          </table:table-cell>
          <table:table-cell table:formula="of:=([.P8]+[.D8])/[.B8]" office:value-type="float" office:value="104.553068592058" calcext:value-type="float">
            <text:p>104,5530685921</text:p>
          </table:table-cell>
          <table:table-cell table:formula="of:=([.Q8]+[.D8])/[.B8]" office:value-type="float" office:value="7.74368231046931" calcext:value-type="float">
            <text:p>7,7436823105</text:p>
          </table:table-cell>
          <table:table-cell table:formula="of:=([.R8]+[.D8])/[.B8]" office:value-type="float" office:value="7.72202166064982" calcext:value-type="float">
            <text:p>7,7220216606</text:p>
          </table:table-cell>
          <table:table-cell table:formula="of:=([.S8]+[.D8])/[.B8]" office:value-type="float" office:value="7.70902527075812" calcext:value-type="float">
            <text:p>7,709025270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59.704693140794" calcext:value-type="float">
            <text:p>159,7046931408</text:p>
          </table:table-cell>
          <table:table-cell table:formula="of:=([.F9]+[.D9])/[.B9]" office:value-type="float" office:value="618.654729241877" calcext:value-type="float">
            <text:p>618,6547292419</text:p>
          </table:table-cell>
          <table:table-cell table:formula="of:=([.G9]+[.D9])/[.B9]" office:value-type="float" office:value="269.480722021661" calcext:value-type="float">
            <text:p>269,4807220217</text:p>
          </table:table-cell>
          <table:table-cell table:formula="of:=([.H9]+[.D9])/[.B9]" office:value-type="float" office:value="8.71754512635379" calcext:value-type="float">
            <text:p>8,7175451264</text:p>
          </table:table-cell>
          <table:table-cell table:formula="of:=([.I9]+[.D9])/[.B9]" office:value-type="float" office:value="8.6597833935018" calcext:value-type="float">
            <text:p>8,6597833935</text:p>
          </table:table-cell>
          <table:table-cell table:formula="of:=([.J9]+[.D9])/[.B9]" office:value-type="float" office:value="8.60057761732852" calcext:value-type="float">
            <text:p>8,6005776173</text:p>
          </table:table-cell>
          <table:table-cell table:formula="of:=([.F9]+[.D9])/[.B9]" office:value-type="float" office:value="618.654729241877" calcext:value-type="float">
            <text:p>618,6547292419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481.815740072202" calcext:value-type="float">
            <text:p>481,8157400722</text:p>
          </table:table-cell>
          <table:table-cell table:formula="of:=([.O9]+[.D9])/[.B9]" office:value-type="float" office:value="481.80274368231" calcext:value-type="float">
            <text:p>481,8027436823</text:p>
          </table:table-cell>
          <table:table-cell table:formula="of:=([.P9]+[.D9])/[.B9]" office:value-type="float" office:value="481.798411552347" calcext:value-type="float">
            <text:p>481,7984115523</text:p>
          </table:table-cell>
          <table:table-cell table:formula="of:=([.Q9]+[.D9])/[.B9]" office:value-type="float" office:value="481.789025270758" calcext:value-type="float">
            <text:p>481,7890252708</text:p>
          </table:table-cell>
          <table:table-cell table:formula="of:=([.R9]+[.D9])/[.B9]" office:value-type="float" office:value="481.787581227437" calcext:value-type="float">
            <text:p>481,7875812274</text:p>
          </table:table-cell>
          <table:table-cell table:formula="of:=([.S9]+[.D9])/[.B9]" office:value-type="float" office:value="438.784693140794" calcext:value-type="float">
            <text:p>438,784693140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57.1361010830325" calcext:value-type="float">
            <text:p>57,136101083</text:p>
          </table:table-cell>
          <table:table-cell table:formula="of:=([.F10]+[.D10])/[.B10]" office:value-type="float" office:value="329.848231046931" calcext:value-type="float">
            <text:p>329,8482310469</text:p>
          </table:table-cell>
          <table:table-cell table:formula="of:=([.G10]+[.D10])/[.B10]" office:value-type="float" office:value="7.98252707581227" calcext:value-type="float">
            <text:p>7,9825270758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F10]+[.D10])/[.B10]" office:value-type="float" office:value="329.848231046931" calcext:value-type="float">
            <text:p>329,8482310469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198.066281588448" calcext:value-type="float">
            <text:p>198,0662815884</text:p>
          </table:table-cell>
          <table:table-cell table:formula="of:=([.O10]+[.D10])/[.B10]" office:value-type="float" office:value="198.053285198556" calcext:value-type="float">
            <text:p>198,0532851986</text:p>
          </table:table-cell>
          <table:table-cell table:formula="of:=([.P10]+[.D10])/[.B10]" office:value-type="float" office:value="134.721155234657" calcext:value-type="float">
            <text:p>134,7211552347</text:p>
          </table:table-cell>
          <table:table-cell table:formula="of:=([.Q10]+[.D10])/[.B10]" office:value-type="float" office:value="71.3839711191336" calcext:value-type="float">
            <text:p>71,3839711191</text:p>
          </table:table-cell>
          <table:table-cell table:formula="of:=([.R10]+[.D10])/[.B10]" office:value-type="float" office:value="8.03812274368231" calcext:value-type="float">
            <text:p>8,0381227437</text:p>
          </table:table-cell>
          <table:table-cell table:formula="of:=([.S10]+[.D10])/[.B10]" office:value-type="float" office:value="8.02729241877256" calcext:value-type="float">
            <text:p>8,027292418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49.7232490974729" calcext:value-type="float">
            <text:p>49,7232490975</text:p>
          </table:table-cell>
          <table:table-cell table:formula="of:=([.F11]+[.D11])/[.B11]" office:value-type="float" office:value="323.384981949458" calcext:value-type="float">
            <text:p>323,3849819495</text:p>
          </table:table-cell>
          <table:table-cell table:formula="of:=([.G11]+[.D11])/[.B11]" office:value-type="float" office:value="7.91638989169675" calcext:value-type="float">
            <text:p>7,9163898917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F11]+[.D11])/[.B11]" office:value-type="float" office:value="323.384981949458" calcext:value-type="float">
            <text:p>323,3849819495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191.870180505415" calcext:value-type="float">
            <text:p>191,8701805054</text:p>
          </table:table-cell>
          <table:table-cell table:formula="of:=([.O11]+[.D11])/[.B11]" office:value-type="float" office:value="191.857184115523" calcext:value-type="float">
            <text:p>191,8571841155</text:p>
          </table:table-cell>
          <table:table-cell table:formula="of:=([.P11]+[.D11])/[.B11]" office:value-type="float" office:value="81.5329963898917" calcext:value-type="float">
            <text:p>81,5329963899</text:p>
          </table:table-cell>
          <table:table-cell table:formula="of:=([.Q11]+[.D11])/[.B11]" office:value-type="float" office:value="7.96765342960289" calcext:value-type="float">
            <text:p>7,9676534296</text:p>
          </table:table-cell>
          <table:table-cell table:formula="of:=([.R11]+[.D11])/[.B11]" office:value-type="float" office:value="7.94382671480144" calcext:value-type="float">
            <text:p>7,9438267148</text:p>
          </table:table-cell>
          <table:table-cell table:formula="of:=([.S11]+[.D11])/[.B11]" office:value-type="float" office:value="7.93949458483755" calcext:value-type="float">
            <text:p>7,939494584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49.283321299639" calcext:value-type="float">
            <text:p>49,2833212996</text:p>
          </table:table-cell>
          <table:table-cell table:formula="of:=([.F12]+[.D12])/[.B12]" office:value-type="float" office:value="358.19523465704" calcext:value-type="float">
            <text:p>358,195234657</text:p>
          </table:table-cell>
          <table:table-cell table:formula="of:=([.G12]+[.D12])/[.B12]" office:value-type="float" office:value="7.77790613718412" calcext:value-type="float">
            <text:p>7,7779061372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F12]+[.D12])/[.B12]" office:value-type="float" office:value="358.19523465704" calcext:value-type="float">
            <text:p>358,195234657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224.652996389892" calcext:value-type="float">
            <text:p>224,6529963899</text:p>
          </table:table-cell>
          <table:table-cell table:formula="of:=([.O12]+[.D12])/[.B12]" office:value-type="float" office:value="224.64" calcext:value-type="float">
            <text:p>224,64</text:p>
          </table:table-cell>
          <table:table-cell table:formula="of:=([.P12]+[.D12])/[.B12]" office:value-type="float" office:value="94.5598555956679" calcext:value-type="float">
            <text:p>94,5598555957</text:p>
          </table:table-cell>
          <table:table-cell table:formula="of:=([.Q12]+[.D12])/[.B12]" office:value-type="float" office:value="7.82483754512635" calcext:value-type="float">
            <text:p>7,8248375451</text:p>
          </table:table-cell>
          <table:table-cell table:formula="of:=([.R12]+[.D12])/[.B12]" office:value-type="float" office:value="7.80750902527076" calcext:value-type="float">
            <text:p>7,8075090253</text:p>
          </table:table-cell>
          <table:table-cell table:formula="of:=([.S12]+[.D12])/[.B12]" office:value-type="float" office:value="7.79162454873646" calcext:value-type="float">
            <text:p>7,791624548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379.151489361702" calcext:value-type="float">
            <text:p>379,1514893617</text:p>
          </table:table-cell>
          <table:table-cell table:formula="of:=([.F14]+[.D14])/[.B14]" office:value-type="float" office:value="1366.93591489362" calcext:value-type="float">
            <text:p>1366,9359148936</text:p>
          </table:table-cell>
          <table:table-cell table:formula="of:=([.G14]+[.D14])/[.B14]" office:value-type="float" office:value="1192.17421276596" calcext:value-type="float">
            <text:p>1192,174212766</text:p>
          </table:table-cell>
          <table:table-cell table:formula="of:=([.H14]+[.D14])/[.B14]" office:value-type="float" office:value="1116.58868085106" calcext:value-type="float">
            <text:p>1116,5886808511</text:p>
          </table:table-cell>
          <table:table-cell table:formula="of:=([.I14]+[.D14])/[.B14]" office:value-type="float" office:value="976.858468085107" calcext:value-type="float">
            <text:p>976,8584680851</text:p>
          </table:table-cell>
          <table:table-cell table:formula="of:=([.J14]+[.D14])/[.B14]" office:value-type="float" office:value="918.505276595745" calcext:value-type="float">
            <text:p>918,5052765957</text:p>
          </table:table-cell>
          <table:table-cell table:formula="of:=([.F14]+[.D14])/[.B14]" office:value-type="float" office:value="1366.93591489362" calcext:value-type="float">
            <text:p>1366,9359148936</text:p>
          </table:table-cell>
          <table:table-cell table:formula="of:=([.L14]+[.D14])/[.B14]" office:value-type="float" office:value="644.601446808511" calcext:value-type="float">
            <text:p>644,6014468085</text:p>
          </table:table-cell>
          <table:table-cell table:formula="of:=([.M14]+[.D14])/[.B14]" office:value-type="float" office:value="399.607404255319" calcext:value-type="float">
            <text:p>399,6074042553</text:p>
          </table:table-cell>
          <table:table-cell table:formula="of:=([.N14]+[.D14])/[.B14]" office:value-type="float" office:value="1349.46272340426" calcext:value-type="float">
            <text:p>1349,4627234043</text:p>
          </table:table-cell>
          <table:table-cell table:formula="of:=([.O14]+[.D14])/[.B14]" office:value-type="float" office:value="1342.14017021277" calcext:value-type="float">
            <text:p>1342,1401702128</text:p>
          </table:table-cell>
          <table:table-cell table:formula="of:=([.P14]+[.D14])/[.B14]" office:value-type="float" office:value="1301.86868085106" calcext:value-type="float">
            <text:p>1301,8686808511</text:p>
          </table:table-cell>
          <table:table-cell table:formula="of:=([.Q14]+[.D14])/[.B14]" office:value-type="float" office:value="1302.11123404255" calcext:value-type="float">
            <text:p>1302,1112340426</text:p>
          </table:table-cell>
          <table:table-cell table:formula="of:=([.R14]+[.D14])/[.B14]" office:value-type="float" office:value="1269.16144680851" calcext:value-type="float">
            <text:p>1269,1614468085</text:p>
          </table:table-cell>
          <table:table-cell table:formula="of:=([.S14]+[.D14])/[.B14]" office:value-type="float" office:value="1256.46953191489" calcext:value-type="float">
            <text:p>1256,469531914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74.096085106383" calcext:value-type="float">
            <text:p>74,0960851064</text:p>
          </table:table-cell>
          <table:table-cell table:formula="of:=([.F15]+[.D15])/[.B15]" office:value-type="float" office:value="444.030042553192" calcext:value-type="float">
            <text:p>444,0300425532</text:p>
          </table:table-cell>
          <table:table-cell table:formula="of:=([.G15]+[.D15])/[.B15]" office:value-type="float" office:value="85.0257872340426" calcext:value-type="float">
            <text:p>85,025787234</text:p>
          </table:table-cell>
          <table:table-cell table:formula="of:=([.H15]+[.D15])/[.B15]" office:value-type="float" office:value="30.132170212766" calcext:value-type="float">
            <text:p>30,1321702128</text:p>
          </table:table-cell>
          <table:table-cell table:formula="of:=([.I15]+[.D15])/[.B15]" office:value-type="float" office:value="55.2930212765958" calcext:value-type="float">
            <text:p>55,2930212766</text:p>
          </table:table-cell>
          <table:table-cell table:formula="of:=([.J15]+[.D15])/[.B15]" office:value-type="float" office:value="9.36621276595745" calcext:value-type="float">
            <text:p>9,366212766</text:p>
          </table:table-cell>
          <table:table-cell table:formula="of:=([.F15]+[.D15])/[.B15]" office:value-type="float" office:value="444.030042553192" calcext:value-type="float">
            <text:p>444,0300425532</text:p>
          </table:table-cell>
          <table:table-cell table:formula="of:=([.L15]+[.D15])/[.B15]" office:value-type="float" office:value="9.36621276595745" calcext:value-type="float">
            <text:p>9,366212766</text:p>
          </table:table-cell>
          <table:table-cell table:formula="of:=([.M15]+[.D15])/[.B15]" office:value-type="float" office:value="24.4164255319149" calcext:value-type="float">
            <text:p>24,4164255319</text:p>
          </table:table-cell>
          <table:table-cell table:formula="of:=([.N15]+[.D15])/[.B15]" office:value-type="float" office:value="418.158553191489" calcext:value-type="float">
            <text:p>418,1585531915</text:p>
          </table:table-cell>
          <table:table-cell table:formula="of:=([.O15]+[.D15])/[.B15]" office:value-type="float" office:value="406.648765957447" calcext:value-type="float">
            <text:p>406,6487659574</text:p>
          </table:table-cell>
          <table:table-cell table:formula="of:=([.P15]+[.D15])/[.B15]" office:value-type="float" office:value="370.03770212766" calcext:value-type="float">
            <text:p>370,0377021277</text:p>
          </table:table-cell>
          <table:table-cell table:formula="of:=([.Q15]+[.D15])/[.B15]" office:value-type="float" office:value="358.097276595745" calcext:value-type="float">
            <text:p>358,0972765957</text:p>
          </table:table-cell>
          <table:table-cell table:formula="of:=([.R15]+[.D15])/[.B15]" office:value-type="float" office:value="290.133872340426" calcext:value-type="float">
            <text:p>290,1338723404</text:p>
          </table:table-cell>
          <table:table-cell table:formula="of:=([.S15]+[.D15])/[.B15]" office:value-type="float" office:value="312.19770212766" calcext:value-type="float">
            <text:p>312,197702127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64.3110638297872" calcext:value-type="float">
            <text:p>64,3110638298</text:p>
          </table:table-cell>
          <table:table-cell table:formula="of:=([.F16]+[.D16])/[.B16]" office:value-type="float" office:value="410.815659574468" calcext:value-type="float">
            <text:p>410,8156595745</text:p>
          </table:table-cell>
          <table:table-cell table:formula="of:=([.G16]+[.D16])/[.B16]" office:value-type="float" office:value="132.709276595745" calcext:value-type="float">
            <text:p>132,7092765957</text:p>
          </table:table-cell>
          <table:table-cell table:formula="of:=([.H16]+[.D16])/[.B16]" office:value-type="float" office:value="97.4667234042553" calcext:value-type="float">
            <text:p>97,4667234043</text:p>
          </table:table-cell>
          <table:table-cell table:formula="of:=([.I16]+[.D16])/[.B16]" office:value-type="float" office:value="8.78587234042553" calcext:value-type="float">
            <text:p>8,7858723404</text:p>
          </table:table-cell>
          <table:table-cell table:formula="of:=([.J16]+[.D16])/[.B16]" office:value-type="float" office:value="63.344170212766" calcext:value-type="float">
            <text:p>63,3441702128</text:p>
          </table:table-cell>
          <table:table-cell table:formula="of:=([.F16]+[.D16])/[.B16]" office:value-type="float" office:value="410.815659574468" calcext:value-type="float">
            <text:p>410,8156595745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386.946723404255" calcext:value-type="float">
            <text:p>386,9467234043</text:p>
          </table:table-cell>
          <table:table-cell table:formula="of:=([.O16]+[.D16])/[.B16]" office:value-type="float" office:value="376.213957446808" calcext:value-type="float">
            <text:p>376,2139574468</text:p>
          </table:table-cell>
          <table:table-cell table:formula="of:=([.P16]+[.D16])/[.B16]" office:value-type="float" office:value="321.310127659574" calcext:value-type="float">
            <text:p>321,3101276596</text:p>
          </table:table-cell>
          <table:table-cell table:formula="of:=([.Q16]+[.D16])/[.B16]" office:value-type="float" office:value="306.654808510638" calcext:value-type="float">
            <text:p>306,6548085106</text:p>
          </table:table-cell>
          <table:table-cell table:formula="of:=([.R16]+[.D16])/[.B16]" office:value-type="float" office:value="270.036936170213" calcext:value-type="float">
            <text:p>270,0369361702</text:p>
          </table:table-cell>
          <table:table-cell table:formula="of:=([.S16]+[.D16])/[.B16]" office:value-type="float" office:value="234.562893617021" calcext:value-type="float">
            <text:p>234,56289361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47.6418723404255" calcext:value-type="float">
            <text:p>47,6418723404</text:p>
          </table:table-cell>
          <table:table-cell table:formula="of:=([.F17]+[.D17])/[.B17]" office:value-type="float" office:value="363.265617021277" calcext:value-type="float">
            <text:p>363,2656170213</text:p>
          </table:table-cell>
          <table:table-cell table:formula="of:=([.G17]+[.D17])/[.B17]" office:value-type="float" office:value="64.8996595744681" calcext:value-type="float">
            <text:p>64,8996595745</text:p>
          </table:table-cell>
          <table:table-cell table:formula="of:=([.H17]+[.D17])/[.B17]" office:value-type="float" office:value="35.1277446808511" calcext:value-type="float">
            <text:p>35,1277446809</text:p>
          </table:table-cell>
          <table:table-cell table:formula="of:=([.I17]+[.D17])/[.B17]" office:value-type="float" office:value="34.7132765957447" calcext:value-type="float">
            <text:p>34,7132765957</text:p>
          </table:table-cell>
          <table:table-cell table:formula="of:=([.J17]+[.D17])/[.B17]" office:value-type="float" office:value="8.94136170212766" calcext:value-type="float">
            <text:p>8,9413617021</text:p>
          </table:table-cell>
          <table:table-cell table:formula="of:=([.F17]+[.D17])/[.B17]" office:value-type="float" office:value="363.265617021277" calcext:value-type="float">
            <text:p>363,2656170213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341.186468085106" calcext:value-type="float">
            <text:p>341,1864680851</text:p>
          </table:table-cell>
          <table:table-cell table:formula="of:=([.O17]+[.D17])/[.B17]" office:value-type="float" office:value="321.53285106383" calcext:value-type="float">
            <text:p>321,5328510638</text:p>
          </table:table-cell>
          <table:table-cell table:formula="of:=([.P17]+[.D17])/[.B17]" office:value-type="float" office:value="276.337957446809" calcext:value-type="float">
            <text:p>276,3379574468</text:p>
          </table:table-cell>
          <table:table-cell table:formula="of:=([.Q17]+[.D17])/[.B17]" office:value-type="float" office:value="267.121787234043" calcext:value-type="float">
            <text:p>267,121787234</text:p>
          </table:table-cell>
          <table:table-cell table:formula="of:=([.R17]+[.D17])/[.B17]" office:value-type="float" office:value="223.268170212766" calcext:value-type="float">
            <text:p>223,2681702128</text:p>
          </table:table-cell>
          <table:table-cell table:formula="of:=([.S17]+[.D17])/[.B17]" office:value-type="float" office:value="198.462212765957" calcext:value-type="float">
            <text:p>198,4622127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43.2032340425532" calcext:value-type="float">
            <text:p>43,2032340426</text:p>
          </table:table-cell>
          <table:table-cell table:formula="of:=([.F18]+[.D18])/[.B18]" office:value-type="float" office:value="348.232680851064" calcext:value-type="float">
            <text:p>348,2326808511</text:p>
          </table:table-cell>
          <table:table-cell table:formula="of:=([.G18]+[.D18])/[.B18]" office:value-type="float" office:value="42.2531063829787" calcext:value-type="float">
            <text:p>42,253106383</text:p>
          </table:table-cell>
          <table:table-cell table:formula="of:=([.H18]+[.D18])/[.B18]" office:value-type="float" office:value="9.31438297872341" calcext:value-type="float">
            <text:p>9,3143829787</text:p>
          </table:table-cell>
          <table:table-cell table:formula="of:=([.I18]+[.D18])/[.B18]" office:value-type="float" office:value="8.89991489361702" calcext:value-type="float">
            <text:p>8,8999148936</text:p>
          </table:table-cell>
          <table:table-cell table:formula="of:=([.J18]+[.D18])/[.B18]" office:value-type="float" office:value="8.88629787234043" calcext:value-type="float">
            <text:p>8,8862978723</text:p>
          </table:table-cell>
          <table:table-cell table:formula="of:=([.F18]+[.D18])/[.B18]" office:value-type="float" office:value="348.232680851064" calcext:value-type="float">
            <text:p>348,2326808511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325.215659574468" calcext:value-type="float">
            <text:p>325,2156595745</text:p>
          </table:table-cell>
          <table:table-cell table:formula="of:=([.O18]+[.D18])/[.B18]" office:value-type="float" office:value="307.931404255319" calcext:value-type="float">
            <text:p>307,9314042553</text:p>
          </table:table-cell>
          <table:table-cell table:formula="of:=([.P18]+[.D18])/[.B18]" office:value-type="float" office:value="228.815659574468" calcext:value-type="float">
            <text:p>228,8156595745</text:p>
          </table:table-cell>
          <table:table-cell table:formula="of:=([.Q18]+[.D18])/[.B18]" office:value-type="float" office:value="201.183319148936" calcext:value-type="float">
            <text:p>201,1833191489</text:p>
          </table:table-cell>
          <table:table-cell table:formula="of:=([.R18]+[.D18])/[.B18]" office:value-type="float" office:value="164.655659574468" calcext:value-type="float">
            <text:p>164,6556595745</text:p>
          </table:table-cell>
          <table:table-cell table:formula="of:=([.S18]+[.D18])/[.B18]" office:value-type="float" office:value="155.108425531915" calcext:value-type="float">
            <text:p>155,108425531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42.2730212765957" calcext:value-type="float">
            <text:p>42,2730212766</text:p>
          </table:table-cell>
          <table:table-cell table:formula="of:=([.F19]+[.D19])/[.B19]" office:value-type="float" office:value="348.090127659574" calcext:value-type="float">
            <text:p>348,0901276596</text:p>
          </table:table-cell>
          <table:table-cell table:formula="of:=([.G19]+[.D19])/[.B19]" office:value-type="float" office:value="101.781191489362" calcext:value-type="float">
            <text:p>101,7811914894</text:p>
          </table:table-cell>
          <table:table-cell table:formula="of:=([.H19]+[.D19])/[.B19]" office:value-type="float" office:value="27.2790638297872" calcext:value-type="float">
            <text:p>27,2790638298</text:p>
          </table:table-cell>
          <table:table-cell table:formula="of:=([.I19]+[.D19])/[.B19]" office:value-type="float" office:value="58.3233191489362" calcext:value-type="float">
            <text:p>58,3233191489</text:p>
          </table:table-cell>
          <table:table-cell table:formula="of:=([.J19]+[.D19])/[.B19]" office:value-type="float" office:value="8.66034042553192" calcext:value-type="float">
            <text:p>8,6603404255</text:p>
          </table:table-cell>
          <table:table-cell table:formula="of:=([.F19]+[.D19])/[.B19]" office:value-type="float" office:value="348.090127659574" calcext:value-type="float">
            <text:p>348,0901276596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325.697787234043" calcext:value-type="float">
            <text:p>325,697787234</text:p>
          </table:table-cell>
          <table:table-cell table:formula="of:=([.O19]+[.D19])/[.B19]" office:value-type="float" office:value="306.044170212766" calcext:value-type="float">
            <text:p>306,0441702128</text:p>
          </table:table-cell>
          <table:table-cell table:formula="of:=([.P19]+[.D19])/[.B19]" office:value-type="float" office:value="255.919914893617" calcext:value-type="float">
            <text:p>255,9199148936</text:p>
          </table:table-cell>
          <table:table-cell table:formula="of:=([.Q19]+[.D19])/[.B19]" office:value-type="float" office:value="241.515659574468" calcext:value-type="float">
            <text:p>241,5156595745</text:p>
          </table:table-cell>
          <table:table-cell table:formula="of:=([.R19]+[.D19])/[.B19]" office:value-type="float" office:value="178.183744680851" calcext:value-type="float">
            <text:p>178,1837446809</text:p>
          </table:table-cell>
          <table:table-cell table:formula="of:=([.S19]+[.D19])/[.B19]" office:value-type="float" office:value="206.66885106383" calcext:value-type="float">
            <text:p>206,668851063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222.297021276596" calcext:value-type="float">
            <text:p>222,2970212766</text:p>
          </table:table-cell>
          <table:table-cell table:formula="of:=([.F20]+[.D20])/[.B20]" office:value-type="float" office:value="877.614042553191" calcext:value-type="float">
            <text:p>877,6140425532</text:p>
          </table:table-cell>
          <table:table-cell table:formula="of:=([.G20]+[.D20])/[.B20]" office:value-type="float" office:value="697.346808510638" calcext:value-type="float">
            <text:p>697,3468085106</text:p>
          </table:table-cell>
          <table:table-cell table:formula="of:=([.H20]+[.D20])/[.B20]" office:value-type="float" office:value="569.530638297872" calcext:value-type="float">
            <text:p>569,5306382979</text:p>
          </table:table-cell>
          <table:table-cell table:formula="of:=([.I20]+[.D20])/[.B20]" office:value-type="float" office:value="350.014893617021" calcext:value-type="float">
            <text:p>350,014893617</text:p>
          </table:table-cell>
          <table:table-cell table:formula="of:=([.J20]+[.D20])/[.B20]" office:value-type="float" office:value="216.487234042553" calcext:value-type="float">
            <text:p>216,4872340426</text:p>
          </table:table-cell>
          <table:table-cell table:formula="of:=([.F20]+[.D20])/[.B20]" office:value-type="float" office:value="877.614042553191" calcext:value-type="float">
            <text:p>877,6140425532</text:p>
          </table:table-cell>
          <table:table-cell table:formula="of:=([.L20]+[.D20])/[.B20]" office:value-type="float" office:value="11.0804255319149" calcext:value-type="float">
            <text:p>11,0804255319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857.456595744681" calcext:value-type="float">
            <text:p>857,4565957447</text:p>
          </table:table-cell>
          <table:table-cell table:formula="of:=([.O20]+[.D20])/[.B20]" office:value-type="float" office:value="850.134042553191" calcext:value-type="float">
            <text:p>850,1340425532</text:p>
          </table:table-cell>
          <table:table-cell table:formula="of:=([.P20]+[.D20])/[.B20]" office:value-type="float" office:value="813.523829787234" calcext:value-type="float">
            <text:p>813,5238297872</text:p>
          </table:table-cell>
          <table:table-cell table:formula="of:=([.Q20]+[.D20])/[.B20]" office:value-type="float" office:value="810.313617021277" calcext:value-type="float">
            <text:p>810,3136170213</text:p>
          </table:table-cell>
          <table:table-cell table:formula="of:=([.R20]+[.D20])/[.B20]" office:value-type="float" office:value="767.282978723404" calcext:value-type="float">
            <text:p>767,2829787234</text:p>
          </table:table-cell>
          <table:table-cell table:formula="of:=([.S20]+[.D20])/[.B20]" office:value-type="float" office:value="751.26" calcext:value-type="float">
            <text:p>751,2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69.0054468085106" calcext:value-type="float">
            <text:p>69,0054468085</text:p>
          </table:table-cell>
          <table:table-cell table:formula="of:=([.F21]+[.D21])/[.B21]" office:value-type="float" office:value="425.960765957447" calcext:value-type="float">
            <text:p>425,9607659574</text:p>
          </table:table-cell>
          <table:table-cell table:formula="of:=([.G21]+[.D21])/[.B21]" office:value-type="float" office:value="96.7454468085106" calcext:value-type="float">
            <text:p>96,7454468085</text:p>
          </table:table-cell>
          <table:table-cell table:formula="of:=([.H21]+[.D21])/[.B21]" office:value-type="float" office:value="9.67565957446809" calcext:value-type="float">
            <text:p>9,6756595745</text:p>
          </table:table-cell>
          <table:table-cell table:formula="of:=([.I21]+[.D21])/[.B21]" office:value-type="float" office:value="9.2611914893617" calcext:value-type="float">
            <text:p>9,2611914894</text:p>
          </table:table-cell>
          <table:table-cell table:formula="of:=([.J21]+[.D21])/[.B21]" office:value-type="float" office:value="9.24757446808511" calcext:value-type="float">
            <text:p>9,2475744681</text:p>
          </table:table-cell>
          <table:table-cell table:formula="of:=([.F21]+[.D21])/[.B21]" office:value-type="float" office:value="425.960765957447" calcext:value-type="float">
            <text:p>425,9607659574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402.033957446809" calcext:value-type="float">
            <text:p>402,0339574468</text:p>
          </table:table-cell>
          <table:table-cell table:formula="of:=([.O21]+[.D21])/[.B21]" office:value-type="float" office:value="389.692680851064" calcext:value-type="float">
            <text:p>389,6926808511</text:p>
          </table:table-cell>
          <table:table-cell table:formula="of:=([.P21]+[.D21])/[.B21]" office:value-type="float" office:value="333.005872340426" calcext:value-type="float">
            <text:p>333,0058723404</text:p>
          </table:table-cell>
          <table:table-cell table:formula="of:=([.Q21]+[.D21])/[.B21]" office:value-type="float" office:value="316.590553191489" calcext:value-type="float">
            <text:p>316,5905531915</text:p>
          </table:table-cell>
          <table:table-cell table:formula="of:=([.R21]+[.D21])/[.B21]" office:value-type="float" office:value="277.264595744681" calcext:value-type="float">
            <text:p>277,2645957447</text:p>
          </table:table-cell>
          <table:table-cell table:formula="of:=([.S21]+[.D21])/[.B21]" office:value-type="float" office:value="258.073957446808" calcext:value-type="float">
            <text:p>258,073957446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59.0832340425532" calcext:value-type="float">
            <text:p>59,0832340426</text:p>
          </table:table-cell>
          <table:table-cell table:formula="of:=([.F22]+[.D22])/[.B22]" office:value-type="float" office:value="413.597021276596" calcext:value-type="float">
            <text:p>413,5970212766</text:p>
          </table:table-cell>
          <table:table-cell table:formula="of:=([.G22]+[.D22])/[.B22]" office:value-type="float" office:value="38.8846808510638" calcext:value-type="float">
            <text:p>38,8846808511</text:p>
          </table:table-cell>
          <table:table-cell table:formula="of:=([.H22]+[.D22])/[.B22]" office:value-type="float" office:value="9.61148936170213" calcext:value-type="float">
            <text:p>9,6114893617</text:p>
          </table:table-cell>
          <table:table-cell table:formula="of:=([.I22]+[.D22])/[.B22]" office:value-type="float" office:value="9.19702127659575" calcext:value-type="float">
            <text:p>9,1970212766</text:p>
          </table:table-cell>
          <table:table-cell table:formula="of:=([.J22]+[.D22])/[.B22]" office:value-type="float" office:value="9.18340425531915" calcext:value-type="float">
            <text:p>9,1834042553</text:p>
          </table:table-cell>
          <table:table-cell table:formula="of:=([.F22]+[.D22])/[.B22]" office:value-type="float" office:value="413.597021276596" calcext:value-type="float">
            <text:p>413,5970212766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388.457446808511" calcext:value-type="float">
            <text:p>388,4574468085</text:p>
          </table:table-cell>
          <table:table-cell table:formula="of:=([.O22]+[.D22])/[.B22]" office:value-type="float" office:value="375.242978723404" calcext:value-type="float">
            <text:p>375,2429787234</text:p>
          </table:table-cell>
          <table:table-cell table:formula="of:=([.P22]+[.D22])/[.B22]" office:value-type="float" office:value="332.74" calcext:value-type="float">
            <text:p>332,74</text:p>
          </table:table-cell>
          <table:table-cell table:formula="of:=([.Q22]+[.D22])/[.B22]" office:value-type="float" office:value="301.047234042553" calcext:value-type="float">
            <text:p>301,0472340426</text:p>
          </table:table-cell>
          <table:table-cell table:formula="of:=([.R22]+[.D22])/[.B22]" office:value-type="float" office:value="259.974042553191" calcext:value-type="float">
            <text:p>259,9740425532</text:p>
          </table:table-cell>
          <table:table-cell table:formula="of:=([.S22]+[.D22])/[.B22]" office:value-type="float" office:value="174.22170212766" calcext:value-type="float">
            <text:p>174,221702127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59.0429787234043" calcext:value-type="float">
            <text:p>59,0429787234</text:p>
          </table:table-cell>
          <table:table-cell table:formula="of:=([.F23]+[.D23])/[.B23]" office:value-type="float" office:value="465.338553191489" calcext:value-type="float">
            <text:p>465,3385531915</text:p>
          </table:table-cell>
          <table:table-cell table:formula="of:=([.G23]+[.D23])/[.B23]" office:value-type="float" office:value="42.6372765957447" calcext:value-type="float">
            <text:p>42,6372765957</text:p>
          </table:table-cell>
          <table:table-cell table:formula="of:=([.H23]+[.D23])/[.B23]" office:value-type="float" office:value="9.67302127659574" calcext:value-type="float">
            <text:p>9,6730212766</text:p>
          </table:table-cell>
          <table:table-cell table:formula="of:=([.I23]+[.D23])/[.B23]" office:value-type="float" office:value="9.25855319148936" calcext:value-type="float">
            <text:p>9,2585531915</text:p>
          </table:table-cell>
          <table:table-cell table:formula="of:=([.J23]+[.D23])/[.B23]" office:value-type="float" office:value="9.24493617021277" calcext:value-type="float">
            <text:p>9,2449361702</text:p>
          </table:table-cell>
          <table:table-cell table:formula="of:=([.F23]+[.D23])/[.B23]" office:value-type="float" office:value="465.338553191489" calcext:value-type="float">
            <text:p>465,3385531915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431.429617021277" calcext:value-type="float">
            <text:p>431,4296170213</text:p>
          </table:table-cell>
          <table:table-cell table:formula="of:=([.O23]+[.D23])/[.B23]" office:value-type="float" office:value="417.193872340426" calcext:value-type="float">
            <text:p>417,1938723404</text:p>
          </table:table-cell>
          <table:table-cell table:formula="of:=([.P23]+[.D23])/[.B23]" office:value-type="float" office:value="373.668765957447" calcext:value-type="float">
            <text:p>373,6687659574</text:p>
          </table:table-cell>
          <table:table-cell table:formula="of:=([.Q23]+[.D23])/[.B23]" office:value-type="float" office:value="335.846638297872" calcext:value-type="float">
            <text:p>335,8466382979</text:p>
          </table:table-cell>
          <table:table-cell table:formula="of:=([.R23]+[.D23])/[.B23]" office:value-type="float" office:value="292.730042553191" calcext:value-type="float">
            <text:p>292,7300425532</text:p>
          </table:table-cell>
          <table:table-cell table:formula="of:=([.S23]+[.D23])/[.B23]" office:value-type="float" office:value="193.69514893617" calcext:value-type="float">
            <text:p>193,695148936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548.604984423676" calcext:value-type="float">
            <text:p>548,6049844237</text:p>
          </table:table-cell>
          <table:table-cell table:formula="of:=[.F25]/[.B25]" office:value-type="float" office:value="3458.57943925234" calcext:value-type="float">
            <text:p>3458,5794392523</text:p>
          </table:table-cell>
          <table:table-cell table:formula="of:=[.G25]/[.B25]" office:value-type="float" office:value="3298.33644859813" calcext:value-type="float">
            <text:p>3298,3364485981</text:p>
          </table:table-cell>
          <table:table-cell table:formula="of:=[.H25]/[.B25]" office:value-type="float" office:value="3246.27414330218" calcext:value-type="float">
            <text:p>3246,2741433022</text:p>
          </table:table-cell>
          <table:table-cell table:formula="of:=[.I25]/[.B25]" office:value-type="float" office:value="3175.83177570093" calcext:value-type="float">
            <text:p>3175,8317757009</text:p>
          </table:table-cell>
          <table:table-cell/>
          <table:table-cell table:formula="of:=[.K25]/[.B25]" office:value-type="float" office:value="2812.14330218069" calcext:value-type="float">
            <text:p>2812,1433021807</text:p>
          </table:table-cell>
          <table:table-cell table:formula="of:=[.L25]/[.B25]" office:value-type="float" office:value="1868.43613707165" calcext:value-type="float">
            <text:p>1868,4361370717</text:p>
          </table:table-cell>
          <table:table-cell table:formula="of:=[.M25]/[.B25]" office:value-type="float" office:value="1594" calcext:value-type="float">
            <text:p>159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114.516510903427" calcext:value-type="float">
            <text:p>114,5165109034</text:p>
          </table:table-cell>
          <table:table-cell table:formula="of:=[.F26]/[.B26]" office:value-type="float" office:value="962.261682242991" calcext:value-type="float">
            <text:p>962,261682243</text:p>
          </table:table-cell>
          <table:table-cell table:formula="of:=[.G26]/[.B26]" office:value-type="float" office:value="586.950778816199" calcext:value-type="float">
            <text:p>586,9507788162</text:p>
          </table:table-cell>
          <table:table-cell table:formula="of:=[.H26]/[.B26]" office:value-type="float" office:value="397.994392523364" calcext:value-type="float">
            <text:p>397,9943925234</text:p>
          </table:table-cell>
          <table:table-cell table:formula="of:=[.I26]/[.B26]" office:value-type="float" office:value="190.019314641745" calcext:value-type="float">
            <text:p>190,0193146417</text:p>
          </table:table-cell>
          <table:table-cell/>
          <table:table-cell table:formula="of:=[.K26]/[.B26]" office:value-type="float" office:value="301.419314641745" calcext:value-type="float">
            <text:p>301,4193146417</text:p>
          </table:table-cell>
          <table:table-cell table:formula="of:=[.L26]/[.B26]" office:value-type="float" office:value="183.104672897196" calcext:value-type="float">
            <text:p>183,1046728972</text:p>
          </table:table-cell>
          <table:table-cell table:formula="of:=[.M26]/[.B26]" office:value-type="float" office:value="316.719626168224" calcext:value-type="float">
            <text:p>316,719626168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19.1322118380062" calcext:value-type="float">
            <text:p>19,132211838</text:p>
          </table:table-cell>
          <table:table-cell table:formula="of:=[.D27]/[.B27]" office:value-type="float" office:value="20.9406230529595" calcext:value-type="float">
            <text:p>20,940623053</text:p>
          </table:table-cell>
          <table:table-cell table:formula="of:=[.E27]/[.B27]" office:value-type="float" office:value="54.6680996884735" calcext:value-type="float">
            <text:p>54,6680996885</text:p>
          </table:table-cell>
          <table:table-cell table:formula="of:=[.F27]/[.B27]" office:value-type="float" office:value="645.158878504673" calcext:value-type="float">
            <text:p>645,1588785047</text:p>
          </table:table-cell>
          <table:table-cell table:formula="of:=[.G27]/[.B27]" office:value-type="float" office:value="147.057320872274" calcext:value-type="float">
            <text:p>147,0573208723</text:p>
          </table:table-cell>
          <table:table-cell table:formula="of:=[.H27]/[.B27]" office:value-type="float" office:value="128.286604361371" calcext:value-type="float">
            <text:p>128,2866043614</text:p>
          </table:table-cell>
          <table:table-cell table:formula="of:=[.I27]/[.B27]" office:value-type="float" office:value="123.347040498442" calcext:value-type="float">
            <text:p>123,3470404984</text:p>
          </table:table-cell>
          <table:table-cell/>
          <table:table-cell table:formula="of:=[.K27]/[.B27]" office:value-type="float" office:value="118.961370716511" calcext:value-type="float">
            <text:p>118,9613707165</text:p>
          </table:table-cell>
          <table:table-cell table:formula="of:=[.L27]/[.B27]" office:value-type="float" office:value="121.467912772586" calcext:value-type="float">
            <text:p>121,4679127726</text:p>
          </table:table-cell>
          <table:table-cell table:formula="of:=[.M27]/[.B27]" office:value-type="float" office:value="119.832398753894" calcext:value-type="float">
            <text:p>119,832398753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23.6806230529595" calcext:value-type="float">
            <text:p>23,680623053</text:p>
          </table:table-cell>
          <table:table-cell table:formula="of:=[.D28]/[.B28]" office:value-type="float" office:value="24.8851713395639" calcext:value-type="float">
            <text:p>24,8851713396</text:p>
          </table:table-cell>
          <table:table-cell table:formula="of:=[.E28]/[.B28]" office:value-type="float" office:value="295.852959501558" calcext:value-type="float">
            <text:p>295,8529595016</text:p>
          </table:table-cell>
          <table:table-cell table:formula="of:=[.F28]/[.B28]" office:value-type="float" office:value="1925.2523364486" calcext:value-type="float">
            <text:p>1925,2523364486</text:p>
          </table:table-cell>
          <table:table-cell table:formula="of:=[.G28]/[.B28]" office:value-type="float" office:value="1728.11838006231" calcext:value-type="float">
            <text:p>1728,1183800623</text:p>
          </table:table-cell>
          <table:table-cell table:formula="of:=[.H28]/[.B28]" office:value-type="float" office:value="1459.92523364486" calcext:value-type="float">
            <text:p>1459,9252336449</text:p>
          </table:table-cell>
          <table:table-cell table:formula="of:=[.I28]/[.B28]" office:value-type="float" office:value="1074.34267912773" calcext:value-type="float">
            <text:p>1074,3426791277</text:p>
          </table:table-cell>
          <table:table-cell/>
          <table:table-cell table:formula="of:=[.K28]/[.B28]" office:value-type="float" office:value="400.260436137072" calcext:value-type="float">
            <text:p>400,2604361371</text:p>
          </table:table-cell>
          <table:table-cell table:formula="of:=[.L28]/[.B28]" office:value-type="float" office:value="395.996261682243" calcext:value-type="float">
            <text:p>395,9962616822</text:p>
          </table:table-cell>
          <table:table-cell table:formula="of:=[.M28]/[.B28]" office:value-type="float" office:value="471.745794392523" calcext:value-type="float">
            <text:p>471,74579439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8.9978193146417" calcext:value-type="float">
            <text:p>18,9978193146</text:p>
          </table:table-cell>
          <table:table-cell table:formula="of:=[.D29]/[.B29]" office:value-type="float" office:value="21.1694704049844" calcext:value-type="float">
            <text:p>21,169470405</text:p>
          </table:table-cell>
          <table:table-cell table:formula="of:=[.E29]/[.B29]" office:value-type="float" office:value="102.189408099688" calcext:value-type="float">
            <text:p>102,1894080997</text:p>
          </table:table-cell>
          <table:table-cell table:formula="of:=[.F29]/[.B29]" office:value-type="float" office:value="818.498442367601" calcext:value-type="float">
            <text:p>818,4984423676</text:p>
          </table:table-cell>
          <table:table-cell table:formula="of:=[.G29]/[.B29]" office:value-type="float" office:value="199.648598130841" calcext:value-type="float">
            <text:p>199,6485981308</text:p>
          </table:table-cell>
          <table:table-cell table:formula="of:=[.H29]/[.B29]" office:value-type="float" office:value="177.233021806854" calcext:value-type="float">
            <text:p>177,2330218069</text:p>
          </table:table-cell>
          <table:table-cell table:formula="of:=[.I29]/[.B29]" office:value-type="float" office:value="173.118380062305" calcext:value-type="float">
            <text:p>173,1183800623</text:p>
          </table:table-cell>
          <table:table-cell/>
          <table:table-cell table:formula="of:=[.K29]/[.B29]" office:value-type="float" office:value="167.730841121495" calcext:value-type="float">
            <text:p>167,7308411215</text:p>
          </table:table-cell>
          <table:table-cell table:formula="of:=[.L29]/[.B29]" office:value-type="float" office:value="164.603115264798" calcext:value-type="float">
            <text:p>164,6031152648</text:p>
          </table:table-cell>
          <table:table-cell table:formula="of:=[.M29]/[.B29]" office:value-type="float" office:value="178.408099688474" calcext:value-type="float">
            <text:p>178,4080996885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8.2235514018692" calcext:value-type="float">
            <text:p>18,2235514019</text:p>
          </table:table-cell>
          <table:table-cell table:formula="of:=[.D30]/[.B30]" office:value-type="float" office:value="21.0765109034268" calcext:value-type="float">
            <text:p>21,0765109034</text:p>
          </table:table-cell>
          <table:table-cell table:formula="of:=[.E30]/[.B30]" office:value-type="float" office:value="77.98753894081" calcext:value-type="float">
            <text:p>77,9875389408</text:p>
          </table:table-cell>
          <table:table-cell table:formula="of:=[.F30]/[.B30]" office:value-type="float" office:value="724.504672897196" calcext:value-type="float">
            <text:p>724,5046728972</text:p>
          </table:table-cell>
          <table:table-cell table:formula="of:=[.G30]/[.B30]" office:value-type="float" office:value="177.854205607477" calcext:value-type="float">
            <text:p>177,8542056075</text:p>
          </table:table-cell>
          <table:table-cell table:formula="of:=[.H30]/[.B30]" office:value-type="float" office:value="158.171962616822" calcext:value-type="float">
            <text:p>158,1719626168</text:p>
          </table:table-cell>
          <table:table-cell table:formula="of:=[.I30]/[.B30]" office:value-type="float" office:value="153.773831775701" calcext:value-type="float">
            <text:p>153,7738317757</text:p>
          </table:table-cell>
          <table:table-cell/>
          <table:table-cell table:formula="of:=[.K30]/[.B30]" office:value-type="float" office:value="149.903426791277" calcext:value-type="float">
            <text:p>149,9034267913</text:p>
          </table:table-cell>
          <table:table-cell table:formula="of:=[.L30]/[.B30]" office:value-type="float" office:value="145.745794392523" calcext:value-type="float">
            <text:p>145,7457943925</text:p>
          </table:table-cell>
          <table:table-cell table:formula="of:=[.M30]/[.B30]" office:value-type="float" office:value="171.515887850467" calcext:value-type="float">
            <text:p>171,515887850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18.3882242990654" calcext:value-type="float">
            <text:p>18,3882242991</text:p>
          </table:table-cell>
          <table:table-cell table:formula="of:=[.D31]/[.B31]" office:value-type="float" office:value="20.2298442367601" calcext:value-type="float">
            <text:p>20,2298442368</text:p>
          </table:table-cell>
          <table:table-cell table:formula="of:=[.E31]/[.B31]" office:value-type="float" office:value="78.2479750778816" calcext:value-type="float">
            <text:p>78,2479750779</text:p>
          </table:table-cell>
          <table:table-cell table:formula="of:=[.F31]/[.B31]" office:value-type="float" office:value="736.461059190031" calcext:value-type="float">
            <text:p>736,46105919</text:p>
          </table:table-cell>
          <table:table-cell table:formula="of:=[.G31]/[.B31]" office:value-type="float" office:value="165.422429906542" calcext:value-type="float">
            <text:p>165,4224299065</text:p>
          </table:table-cell>
          <table:table-cell table:formula="of:=[.H31]/[.B31]" office:value-type="float" office:value="157.565109034268" calcext:value-type="float">
            <text:p>157,5651090343</text:p>
          </table:table-cell>
          <table:table-cell table:formula="of:=[.I31]/[.B31]" office:value-type="float" office:value="151.589408099688" calcext:value-type="float">
            <text:p>151,5894080997</text:p>
          </table:table-cell>
          <table:table-cell/>
          <table:table-cell table:formula="of:=[.K31]/[.B31]" office:value-type="float" office:value="148.245482866044" calcext:value-type="float">
            <text:p>148,245482866</text:p>
          </table:table-cell>
          <table:table-cell table:formula="of:=[.L31]/[.B31]" office:value-type="float" office:value="145.57445482866" calcext:value-type="float">
            <text:p>145,5744548287</text:p>
          </table:table-cell>
          <table:table-cell table:formula="of:=[.M31]/[.B31]" office:value-type="float" office:value="154.66230529595" calcext:value-type="float">
            <text:p>154,662305296</text:p>
          </table:table-cell>
          <table:table-cell table:number-columns-repeated="101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6" table:default-cell-style-name="ce1"/>
        <table:table-column table:style-name="co13" table:number-columns-repeated="1012" table:default-cell-style-name="ce1"/>
        <table:table-row table:style-name="ro5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1" table:style-name="ta1">
        <table:table-column table:style-name="co14" table:default-cell-style-name="Default"/>
        <table:table-column table:style-name="co15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6" table:default-cell-style-name="ce8"/>
        <table:table-column table:style-name="co6" table:default-cell-style-name="Default"/>
        <table:table-column table:style-name="co13" table:number-columns-repeated="34" table:default-cell-style-name="Default"/>
        <table:table-row table:style-name="ro3">
          <table:table-cell table:style-name="ce1"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40(code)-4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style-name="ce1" table:number-columns-repeated="5"/>
          <table:table-cell table:number-columns-repeated="29"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8.87" calcext:value-type="float">
            <text:p>8,8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212.2" calcext:value-type="float">
            <text:p>212,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5.131" calcext:value-type="float">
            <text:p>5,131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119.3" calcext:value-type="float">
            <text:p>119,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3" calcext:value-type="float">
            <text:p>5,8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19.4" calcext:value-type="float">
            <text:p>319,4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.5" calcext:value-type="float">
            <text:p>32,5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float" office:value="295.6" calcext:value-type="float">
            <text:p>295,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4"/>
          <table:table-cell table:style-name="ce5" office:value-type="float" office:value="280.9" calcext:value-type="float">
            <text:p>280,9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matrix_multiplication_sec_800_2000</text:p>
          </table:table-cell>
          <table:table-cell table:style-name="ce5" office:value-type="float" office:value="1.585" calcext:value-type="float">
            <text:p>1,585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we put the mac bytes there</text:p>
          </table:table-cell>
          <table:table-cell table:style-name="ce5" office:value-type="string" calcext:value-type="string">
            <text:p>we put the mac bytes, verification code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but we do nothing about them</text:p>
          </table:table-cell>
          <table:table-cell table:style-name="ce5" office:value-type="string" calcext:value-type="string">
            <text:p>at the start of each block, forcing block</text:p>
          </table:table-cell>
          <table:table-cell table:style-name="ce5" office:value-type="string" calcext:value-type="string">
            <text:p>we do everything but we use cache in code and in data</text:p>
          </table:table-cell>
          <table:table-cell table:style-name="ce5" office:value-type="string" calcext:value-type="string">
            <text:p>we do everything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uses up to 20 commands</text:p>
          </table:table-cell>
          <table:table-cell table:style-name="ce5"/>
          <table:table-cell table:style-name="ce5" office:value-type="string" calcext:value-type="string">
            <text:p>only useful bytes and keys are present</text:p>
          </table:table-cell>
          <table:table-cell table:style-name="ce5"/>
          <table:table-cell table:style-name="ce5" office:value-type="string" calcext:value-type="string">
            <text:p>change when encountering label or function call</text:p>
          </table:table-cell>
          <table:table-cell table:style-name="ce5" office:value-type="string" calcext:value-type="string">
            <text:p>in order not to compute recent macs again</text:p>
          </table:table-cell>
          <table:table-cell table:style-name="ce5" table:number-columns-repeated="6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but do nothing when it comes to AES-CBC calculation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 table:number-rows-repeated="2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2" office:value-type="string" calcext:value-type="string">
            <text:p>RATIOS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C2]/[.B2]" office:value-type="float" office:value="13.9465408805031" calcext:value-type="float">
            <text:p>13,9465408805</text:p>
          </table:table-cell>
          <table:table-cell table:style-name="ce5" table:formula="of:=[.D2]/[.B2]" office:value-type="float" office:value="13.7264150943396" calcext:value-type="float">
            <text:p>13,7264150943</text:p>
          </table:table-cell>
          <table:table-cell table:style-name="ce5" table:formula="of:=[.E2]/[.B2]" office:value-type="float" office:value="333.647798742138" calcext:value-type="float">
            <text:p>333,6477987421</text:p>
          </table:table-cell>
          <table:table-cell table:style-name="ce5" table:formula="of:=[.F2]/[.B2]" office:value-type="float" office:value="1897.79874213837" calcext:value-type="float">
            <text:p>1897,7987421384</text:p>
          </table:table-cell>
          <table:table-cell table:style-name="ce5" table:formula="of:=[.G2]/[.B2]" office:value-type="float" office:value="2031.4465408805" calcext:value-type="float">
            <text:p>2031,4465408805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C3]/[.B3]" office:value-type="float" office:value="8.74213836477987" calcext:value-type="float">
            <text:p>8,7421383648</text:p>
          </table:table-cell>
          <table:table-cell table:style-name="ce5" table:formula="of:=[.D3]/[.B3]" office:value-type="float" office:value="8.06761006289308" calcext:value-type="float">
            <text:p>8,0676100629</text:p>
          </table:table-cell>
          <table:table-cell table:style-name="ce5" table:formula="of:=[.E3]/[.B3]" office:value-type="float" office:value="70.9119496855346" calcext:value-type="float">
            <text:p>70,9119496855</text:p>
          </table:table-cell>
          <table:table-cell table:style-name="ce5" table:formula="of:=[.F3]/[.B3]" office:value-type="float" office:value="187.578616352201" calcext:value-type="float">
            <text:p>187,5786163522</text:p>
          </table:table-cell>
          <table:table-cell table:style-name="ce5" table:formula="of:=[.G3]/[.B3]" office:value-type="float" office:value="575.471698113208" calcext:value-type="float">
            <text:p>5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C4]/[.B4]" office:value-type="float" office:value="0" calcext:value-type="float">
            <text:p>0</text:p>
          </table:table-cell>
          <table:table-cell table:style-name="ce5" table:formula="of:=[.D4]/[.B4]" office:value-type="float" office:value="0" calcext:value-type="float">
            <text:p>0</text:p>
          </table:table-cell>
          <table:table-cell table:style-name="ce5" table:formula="of:=[.E4]/[.B4]" office:value-type="float" office:value="0" calcext:value-type="float">
            <text:p>0</text:p>
          </table:table-cell>
          <table:table-cell table:style-name="ce5" table:formula="of:=[.F4]/[.B4]" office:value-type="float" office:value="0" calcext:value-type="float">
            <text:p>0</text:p>
          </table:table-cell>
          <table:table-cell table:style-name="ce5" table:formula="of:=[.G4]/[.B4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style-name="ce5" table:formula="of:=[.C5]/[.B5]" office:value-type="float" office:value="8.80503144654088" calcext:value-type="float">
            <text:p>8,8050314465</text:p>
          </table:table-cell>
          <table:table-cell table:style-name="ce5" table:formula="of:=[.D5]/[.B5]" office:value-type="float" office:value="9.16666666666667" calcext:value-type="float">
            <text:p>9,1666666667</text:p>
          </table:table-cell>
          <table:table-cell table:style-name="ce5" table:formula="of:=[.E5]/[.B5]" office:value-type="float" office:value="163.522012578616" calcext:value-type="float">
            <text:p>163,5220125786</text:p>
          </table:table-cell>
          <table:table-cell table:style-name="ce5" table:formula="of:=[.F5]/[.B5]" office:value-type="float" office:value="502.201257861635" calcext:value-type="float">
            <text:p>502,2012578616</text:p>
          </table:table-cell>
          <table:table-cell table:style-name="ce5" table:formula="of:=[.G5]/[.B5]" office:value-type="float" office:value="1075.47169811321" calcext:value-type="float">
            <text:p>10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table:formula="of:=[.B6]/[.B6]" office:value-type="float" office:value="1" calcext:value-type="float">
            <text:p>1</text:p>
          </table:table-cell>
          <table:table-cell table:style-name="ce5" table:formula="of:=[.C6]/[.B6]" office:value-type="float" office:value="0" calcext:value-type="float">
            <text:p>0</text:p>
          </table:table-cell>
          <table:table-cell table:style-name="ce5" table:formula="of:=[.D6]/[.B6]" office:value-type="float" office:value="0" calcext:value-type="float">
            <text:p>0</text:p>
          </table:table-cell>
          <table:table-cell table:style-name="ce5" table:formula="of:=[.E6]/[.B6]" office:value-type="float" office:value="0" calcext:value-type="float">
            <text:p>0</text:p>
          </table:table-cell>
          <table:table-cell table:style-name="ce5" table:formula="of:=[.F6]/[.B6]" office:value-type="float" office:value="0" calcext:value-type="float">
            <text:p>0</text:p>
          </table:table-cell>
          <table:table-cell table:style-name="ce5" table:formula="of:=[.G6]/[.B6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table:formula="of:=[.B7]/[.B7]" office:value-type="float" office:value="1" calcext:value-type="float">
            <text:p>1</text:p>
          </table:table-cell>
          <table:table-cell table:style-name="ce5" table:formula="of:=[.C7]/[.B7]" office:value-type="float" office:value="8.49056603773585" calcext:value-type="float">
            <text:p>8,4905660377</text:p>
          </table:table-cell>
          <table:table-cell table:style-name="ce5" table:formula="of:=[.D7]/[.B7]" office:value-type="float" office:value="7.86163522012579" calcext:value-type="float">
            <text:p>7,8616352201</text:p>
          </table:table-cell>
          <table:table-cell table:style-name="ce5" table:formula="of:=[.E7]/[.B7]" office:value-type="float" office:value="51.1006289308176" calcext:value-type="float">
            <text:p>51,1006289308</text:p>
          </table:table-cell>
          <table:table-cell table:style-name="ce5" table:formula="of:=[.F7]/[.B7]" office:value-type="float" office:value="60.377358490566" calcext:value-type="float">
            <text:p>60,3773584906</text:p>
          </table:table-cell>
          <table:table-cell table:style-name="ce5" table:formula="of:=[.G7]/[.B7]" office:value-type="float" office:value="464.779874213837" calcext:value-type="float">
            <text:p>464,7798742138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table:formula="of:=[.B8]/[.B8]" office:value-type="float" office:value="1" calcext:value-type="float">
            <text:p>1</text:p>
          </table:table-cell>
          <table:table-cell table:style-name="ce5" table:formula="of:=[.C8]/[.B8]" office:value-type="float" office:value="0" calcext:value-type="float">
            <text:p>0</text:p>
          </table:table-cell>
          <table:table-cell table:style-name="ce5" table:formula="of:=[.D8]/[.B8]" office:value-type="float" office:value="0" calcext:value-type="float">
            <text:p>0</text:p>
          </table:table-cell>
          <table:table-cell table:style-name="ce5" table:formula="of:=[.E8]/[.B8]" office:value-type="float" office:value="0" calcext:value-type="float">
            <text:p>0</text:p>
          </table:table-cell>
          <table:table-cell table:style-name="ce5" table:formula="of:=[.F8]/[.B8]" office:value-type="float" office:value="0" calcext:value-type="float">
            <text:p>0</text:p>
          </table:table-cell>
          <table:table-cell table:style-name="ce5" table:formula="of:=[.G8]/[.B8]" office:value-type="float" office:value="441.666666666667" calcext:value-type="float">
            <text:p>441,6666666667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42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6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00k: 0,636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50K: 1,59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8: 1,02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7: 0,51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matrix_mult_800_2000_normal:1,585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34">
          <table:table-cell/>
          <table:table-cell table:style-name="ce7" table:number-columns-repeated="39"/>
          <table:table-cell/>
        </table:table-row>
        <table:table-row table:style-name="ro3" table:number-rows-repeated="1048495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21:08:07.282834798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4-26T23:29:25.652943752</dc:date>
    <meta:editing-duration>P3DT1M27S</meta:editing-duration>
    <meta:editing-cycles>101</meta:editing-cycles>
    <meta:generator>LibreOffice/5.0.3.2$Linux_X86_64 LibreOffice_project/00m0$Build-2</meta:generator>
    <dc:creator>menoobs </dc:creator>
    <meta:document-statistic meta:table-count="3" meta:cell-count="1599" meta:object-count="0"/>
  </office:meta>
</office:document-meta>
</file>